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10-&gt;b&gt;=2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2-&gt;hexadecimal ~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52]-[.F52]" office:value-type="time" office:time-value="PT00H00M00S" calcext:value-type="time">
            <text:p>00:00:00</text:p>
          </table:table-cell>
          <table:table-cell table:formula="of:=([.F52]/([.F52]+[.G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inaire-&gt;octal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0H05M00S" calcext:value-type="time">
            <text:p>00:05:00</text:p>
          </table:table-cell>
          <table:table-cell office:value-type="time" office:time-value="PT00H00M00S" calcext:value-type="time">
            <text:p>00:00:00</text:p>
          </table:table-cell>
          <table:table-cell table:formula="of:=([.F53]/([.F53]+[.G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b-&gt;b1 methode bloc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4]-[.J54]" office:value-type="time" office:time-value="PT00H35M18S" calcext:value-type="time">
            <text:p>00:35:18</text:p>
          </table:table-cell>
          <table:table-cell office:value-type="time" office:time-value="PT00H00M00S" calcext:value-type="time">
            <text:p>00:00:00</text:p>
          </table:table-cell>
          <table:table-cell table:formula="of:=([.F54]/([.F54]+[.G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Programmes des algos</text:p>
          </table:table-cell>
          <table:table-cell office:value-type="string" calcext:value-type="string">
            <text:p>relatif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55]-[.J55]" office:value-type="time" office:time-value="PT00H36M21S" calcext:value-type="time">
            <text:p>00:36:21</text:p>
          </table:table-cell>
          <table:table-cell office:value-type="time" office:time-value="PT00H00M00S" calcext:value-type="time">
            <text:p>00:00:00</text:p>
          </table:table-cell>
          <table:table-cell table:formula="of:=([.F55]/([.F55]+[.G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6]-[.J56]" office:value-type="time" office:time-value="PT00H02M21S" calcext:value-type="time">
            <text:p>00:02:21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6]/([.F56]+[.G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7]-[.J57]" office:value-type="time" office:time-value="PT00H02M15S" calcext:value-type="time">
            <text:p>00:02:15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7]/([.F57]+[.G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table:formula="of:=[.E58]-[.J58]" office:value-type="time" office:time-value="PT00H02M34S" calcext:value-type="time">
            <text:p>00:02:34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F58]/([.F58]+[.G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9:.E64])" office:value-type="time" office:time-value="PT03H00M00S" calcext:value-type="time">
            <text:p>03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6H48M00S" calcext:value-type="time">
            <text:p>16:48:00</text:p>
          </table:table-cell>
          <table:table-cell table:style-name="ce30" table:formula="of:=[.A72]+[.A75]" office:value-type="time" office:time-value="PT19H48M00S" calcext:value-type="time">
            <text:p>19:48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6:48:41.653000000</dc:date>
    <meta:editing-duration>PT20H27M56S</meta:editing-duration>
    <meta:editing-cycles>71</meta:editing-cycles>
    <meta:generator>LibreOffice/7.2.4.1$Windows_X86_64 LibreOffice_project/27d75539669ac387bb498e35313b970b7fe9c4f9</meta:generator>
    <meta:document-statistic meta:table-count="1" meta:cell-count="540" meta:object-count="0"/>
  </office:meta>
</office:document-meta>
</file>